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 table:number-rows-repeated="104777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774:peru.Q7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0:38:49.71750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1T20:43:44.774925125</dc:date>
    <dc:creator>Jesus Castagnetto</dc:creator>
    <meta:editing-duration>PT10H31M</meta:editing-duration>
    <meta:editing-cycles>64</meta:editing-cycles>
    <meta:generator>LibreOffice/6.4.2.2$Linux_X86_64 LibreOffice_project/40$Build-2</meta:generator>
    <meta:document-statistic meta:table-count="1" meta:cell-count="5060" meta:object-count="0"/>
  </office:meta>
</office:document-meta>
</file>